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1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table:style-name="ce3"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79" calcext:value-type="float">
            <text:p>27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35" calcext:value-type="float">
            <text:p>2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71" calcext:value-type="float">
            <text:p>1971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office:value-type="float" office:value="1580" calcext:value-type="float">
            <text:p>15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11" calcext:value-type="float">
            <text:p>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513" calcext:value-type="float">
            <text:p>6513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float" office:value="1827" calcext:value-type="float">
            <text:p>1827</text:p>
          </table:table-cell>
          <table:table-cell office:value-type="float" office:value="4686" calcext:value-type="float">
            <text:p>46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9" calcext:value-type="float">
            <text:p>6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14" calcext:value-type="float">
            <text:p>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70" calcext:value-type="float">
            <text:p>47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52" calcext:value-type="float">
            <text:p>4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412" calcext:value-type="float">
            <text:p>1412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046" calcext:value-type="float">
            <text:p>104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830" calcext:value-type="float">
            <text:p>8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5" calcext:value-type="float">
            <text:p>201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622" calcext:value-type="float">
            <text:p>16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4596" calcext:value-type="float">
            <text:p>4596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531" calcext:value-type="float">
            <text:p>3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7473" calcext:value-type="float">
            <text:p>57473</text:p>
          </table:table-cell>
          <table:table-cell office:value-type="float" office:value="857" calcext:value-type="float">
            <text:p>857</text:p>
          </table:table-cell>
          <table:table-cell table:number-columns-repeated="2"/>
          <table:table-cell office:value-type="float" office:value="18469" calcext:value-type="float">
            <text:p>18469</text:p>
          </table:table-cell>
          <table:table-cell office:value-type="float" office:value="39004" calcext:value-type="float">
            <text:p>390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444" calcext:value-type="float">
            <text:p>2444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730" calcext:value-type="float">
            <text:p>1730</text:p>
          </table:table-cell>
          <table:table-cell office:value-type="float" office:value="714" calcext:value-type="float">
            <text:p>7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3032" calcext:value-type="float">
            <text:p>303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42" calcext:value-type="float">
            <text:p>26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598" calcext:value-type="float">
            <text:p>59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426" calcext:value-type="float">
            <text:p>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603" calcext:value-type="float">
            <text:p>603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28" calcext:value-type="float">
            <text:p>5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58" calcext:value-type="float">
            <text:p>1658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1499" calcext:value-type="float">
            <text:p>14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6" calcext:value-type="date">
            <text:p>2020-05-16</text:p>
          </table:table-cell>
          <table:table-cell table:formula="of:=SUM([.E1425:.E1449])" office:value-type="float" office:value="88541" calcext:value-type="float">
            <text:p>88541</text:p>
          </table:table-cell>
          <table:table-cell table:formula="of:=SUM([.F1425:.F1449])" office:value-type="float" office:value="2523" calcext:value-type="float">
            <text:p>2523</text:p>
          </table:table-cell>
          <table:table-cell office:value-type="float" office:value="28272" calcext:value-type="float">
            <text:p>28272</text:p>
          </table:table-cell>
          <table:table-cell office:value-type="float" office:value="541941" calcext:value-type="float">
            <text:p>541941</text:p>
          </table:table-cell>
          <table:table-cell table:formula="of:=SUM([.I1425:.I1449])" office:value-type="float" office:value="26234" calcext:value-type="float">
            <text:p>26234</text:p>
          </table:table-cell>
          <table:table-cell table:formula="of:=SUM([.J1425:.J1449])" office:value-type="float" office:value="62307" calcext:value-type="float">
            <text:p>623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11" calcext:value-type="float">
            <text:p>31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95" calcext:value-type="float">
            <text:p>2095</text:p>
          </table:table-cell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float" office:value="1679" calcext:value-type="float">
            <text:p>16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467" calcext:value-type="float">
            <text:p>14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29" calcext:value-type="float">
            <text:p>42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685" calcext:value-type="float">
            <text:p>6685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41" calcext:value-type="float">
            <text:p>1841</text:p>
          </table:table-cell>
          <table:table-cell office:value-type="float" office:value="4844" calcext:value-type="float">
            <text:p>4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95" calcext:value-type="float">
            <text:p>49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477" calcext:value-type="float">
            <text:p>147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098" calcext:value-type="float">
            <text:p>10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875" calcext:value-type="float">
            <text:p>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22" calcext:value-type="float">
            <text:p>212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1716" calcext:value-type="float">
            <text:p>1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4856" calcext:value-type="float">
            <text:p>4856</text:p>
          </table:table-cell>
          <table:table-cell office:value-type="float" office:value="474" calcext:value-type="float">
            <text:p>474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791" calcext:value-type="float">
            <text:p>3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59712" calcext:value-type="float">
            <text:p>59712</text:p>
          </table:table-cell>
          <table:table-cell office:value-type="float" office:value="915" calcext:value-type="float">
            <text:p>915</text:p>
          </table:table-cell>
          <table:table-cell table:number-columns-repeated="2"/>
          <table:table-cell office:value-type="float" office:value="18938" calcext:value-type="float">
            <text:p>18938</text:p>
          </table:table-cell>
          <table:table-cell office:value-type="float" office:value="40774" calcext:value-type="float">
            <text:p>40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696" calcext:value-type="float">
            <text:p>269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1814" calcext:value-type="float">
            <text:p>1814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3062" calcext:value-type="float">
            <text:p>3062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2672" calcext:value-type="float">
            <text:p>26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45" calcext:value-type="float">
            <text:p>64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455" calcext:value-type="float">
            <text:p>4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9" calcext:value-type="float">
            <text:p>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635" calcext:value-type="float">
            <text:p>63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709" calcext:value-type="float">
            <text:p>1709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1542" calcext:value-type="float">
            <text:p>1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7" calcext:value-type="date">
            <text:p>2020-05-17</text:p>
          </table:table-cell>
          <table:table-cell table:formula="of:=SUM([.E1451:.E1475])" office:value-type="float" office:value="92273" calcext:value-type="float">
            <text:p>92273</text:p>
          </table:table-cell>
          <table:table-cell table:formula="of:=SUM([.F1451:.F1475])" office:value-type="float" office:value="2648" calcext:value-type="float">
            <text:p>2648</text:p>
          </table:table-cell>
          <table:table-cell office:value-type="float" office:value="28621" calcext:value-type="float">
            <text:p>28621</text:p>
          </table:table-cell>
          <table:table-cell office:value-type="float" office:value="558340" calcext:value-type="float">
            <text:p>558340</text:p>
          </table:table-cell>
          <table:table-cell table:formula="of:=SUM([.I1451:.I1475])" office:value-type="float" office:value="26963" calcext:value-type="float">
            <text:p>26963</text:p>
          </table:table-cell>
          <table:table-cell table:formula="of:=SUM([.J1451:.J1475])" office:value-type="float" office:value="65310" calcext:value-type="float">
            <text:p>653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17" calcext:value-type="float">
            <text:p>317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29" calcext:value-type="float">
            <text:p>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53" calcext:value-type="float">
            <text:p>2153</text:p>
          </table:table-cell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720" calcext:value-type="float">
            <text:p>1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29" calcext:value-type="float">
            <text:p>19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1557" calcext:value-type="float">
            <text:p>1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223" calcext:value-type="float">
            <text:p>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35" calcext:value-type="float">
            <text:p>4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782" calcext:value-type="float">
            <text:p>6782</text:p>
          </table:table-cell>
          <table:table-cell office:value-type="float" office:value="160" calcext:value-type="float">
            <text:p>160</text:p>
          </table:table-cell>
          <table:table-cell table:number-columns-repeated="2"/>
          <table:table-cell office:value-type="float" office:value="1894" calcext:value-type="float">
            <text:p>1894</text:p>
          </table:table-cell>
          <table:table-cell office:value-type="float" office:value="4888" calcext:value-type="float">
            <text:p>4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504" calcext:value-type="float">
            <text:p>50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483" calcext:value-type="float">
            <text:p>4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540" calcext:value-type="float">
            <text:p>1540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float" office:value="1130" calcext:value-type="float">
            <text:p>1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149" calcext:value-type="float">
            <text:p>11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925" calcext:value-type="float">
            <text:p>9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324" calcext:value-type="float">
            <text:p>232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office:value-type="float" office:value="1888" calcext:value-type="float">
            <text:p>18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4961" calcext:value-type="float">
            <text:p>4961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3896" calcext:value-type="float">
            <text:p>38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1197" calcext:value-type="float">
            <text:p>61197</text:p>
          </table:table-cell>
          <table:table-cell office:value-type="float" office:value="955" calcext:value-type="float">
            <text:p>955</text:p>
          </table:table-cell>
          <table:table-cell table:number-columns-repeated="2"/>
          <table:table-cell office:value-type="float" office:value="19463" calcext:value-type="float">
            <text:p>19463</text:p>
          </table:table-cell>
          <table:table-cell office:value-type="float" office:value="41734" calcext:value-type="float">
            <text:p>41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811" calcext:value-type="float">
            <text:p>2811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941" calcext:value-type="float">
            <text:p>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3091" calcext:value-type="float">
            <text:p>3091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office:value-type="float" office:value="2685" calcext:value-type="float">
            <text:p>2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52" calcext:value-type="float">
            <text:p>65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57" calcext:value-type="float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639" calcext:value-type="float">
            <text:p>639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64" calcext:value-type="float">
            <text:p>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2032" calcext:value-type="float">
            <text:p>2032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1615" calcext:value-type="float">
            <text:p>1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8" calcext:value-type="date">
            <text:p>2020-05-18</text:p>
          </table:table-cell>
          <table:table-cell table:formula="of:=SUM([.E1477:.E1501])" office:value-type="float" office:value="94933" calcext:value-type="float">
            <text:p>94933</text:p>
          </table:table-cell>
          <table:table-cell table:formula="of:=SUM([.F1477:.F1501])" office:value-type="float" office:value="2789" calcext:value-type="float">
            <text:p>2789</text:p>
          </table:table-cell>
          <table:table-cell office:value-type="float" office:value="30306" calcext:value-type="float">
            <text:p>30306</text:p>
          </table:table-cell>
          <table:table-cell office:value-type="float" office:value="566199" calcext:value-type="float">
            <text:p>566199</text:p>
          </table:table-cell>
          <table:table-cell table:formula="of:=SUM([.I1477:.I1501])" office:value-type="float" office:value="27936" calcext:value-type="float">
            <text:p>27936</text:p>
          </table:table-cell>
          <table:table-cell table:formula="of:=SUM([.J1477:.J1501])" office:value-type="float" office:value="66997" calcext:value-type="float">
            <text:p>66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25" calcext:value-type="float">
            <text:p>3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6" calcext:value-type="float">
            <text:p>2226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1772" calcext:value-type="float">
            <text:p>1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67" calcext:value-type="float">
            <text:p>196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office:value-type="float" office:value="1582" calcext:value-type="float">
            <text:p>1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26" calcext:value-type="float">
            <text:p>42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446" calcext:value-type="float">
            <text:p>44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011" calcext:value-type="float">
            <text:p>7011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1904" calcext:value-type="float">
            <text:p>1904</text:p>
          </table:table-cell>
          <table:table-cell office:value-type="float" office:value="5107" calcext:value-type="float">
            <text:p>5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35" calcext:value-type="float">
            <text:p>63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20" calcext:value-type="float">
            <text:p>5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496" calcext:value-type="float">
            <text:p>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69" calcext:value-type="float">
            <text:p>1669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166" calcext:value-type="float">
            <text:p>116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927" calcext:value-type="float">
            <text:p>9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378" calcext:value-type="float">
            <text:p>23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66" calcext:value-type="float">
            <text:p>466</text:p>
          </table:table-cell>
          <table:table-cell office:value-type="float" office:value="1912" calcext:value-type="float">
            <text:p>1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182" calcext:value-type="float">
            <text:p>5182</text:p>
          </table:table-cell>
          <table:table-cell office:value-type="float" office:value="485" calcext:value-type="float">
            <text:p>485</text:p>
          </table:table-cell>
          <table:table-cell table:number-columns-repeated="2"/>
          <table:table-cell office:value-type="float" office:value="1129" calcext:value-type="float">
            <text:p>1129</text:p>
          </table:table-cell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4278" calcext:value-type="float">
            <text:p>64278</text:p>
          </table:table-cell>
          <table:table-cell office:value-type="float" office:value="1012" calcext:value-type="float">
            <text:p>1012</text:p>
          </table:table-cell>
          <table:table-cell table:number-columns-repeated="2"/>
          <table:table-cell office:value-type="float" office:value="19963" calcext:value-type="float">
            <text:p>19963</text:p>
          </table:table-cell>
          <table:table-cell office:value-type="float" office:value="44315" calcext:value-type="float">
            <text:p>4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960" calcext:value-type="float">
            <text:p>2960</text:p>
          </table:table-cell>
          <table:table-cell office:value-type="float" office:value="259" calcext:value-type="float">
            <text:p>259</text:p>
          </table:table-cell>
          <table:table-cell table:number-columns-repeated="2"/>
          <table:table-cell office:value-type="float" office:value="1931" calcext:value-type="float">
            <text:p>1931</text:p>
          </table:table-cell>
          <table:table-cell office:value-type="float" office:value="1029" calcext:value-type="float">
            <text:p>1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9" calcext:value-type="float">
            <text:p>2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3192" calcext:value-type="float">
            <text:p>3192</text:p>
          </table:table-cell>
          <table:table-cell office:value-type="float" office:value="370" calcext:value-type="float">
            <text:p>370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float" office:value="2775" calcext:value-type="float">
            <text:p>27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739" calcext:value-type="float">
            <text:p>73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675" calcext:value-type="float">
            <text:p>67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2224" calcext:value-type="float">
            <text:p>2224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777" calcext:value-type="float">
            <text:p>17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9" calcext:value-type="date">
            <text:p>2020-05-19</text:p>
          </table:table-cell>
          <table:table-cell table:formula="of:=SUM([.E1503:.E1527])" office:value-type="float" office:value="99483" calcext:value-type="float">
            <text:p>99483</text:p>
          </table:table-cell>
          <table:table-cell table:formula="of:=SUM([.F1503:.F1527])" office:value-type="float" office:value="2914" calcext:value-type="float">
            <text:p>2914</text:p>
          </table:table-cell>
          <table:table-cell office:value-type="float" office:value="36524" calcext:value-type="float">
            <text:p>36524</text:p>
          </table:table-cell>
          <table:table-cell office:value-type="float" office:value="580099" calcext:value-type="float">
            <text:p>580099</text:p>
          </table:table-cell>
          <table:table-cell table:formula="of:=SUM([.I1503:.I1527])" office:value-type="float" office:value="28768" calcext:value-type="float">
            <text:p>28768</text:p>
          </table:table-cell>
          <table:table-cell table:formula="of:=SUM([.J1503:.J1527])" office:value-type="float" office:value="70715" calcext:value-type="float">
            <text:p>7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49" calcext:value-type="float">
            <text:p>34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257" calcext:value-type="float">
            <text:p>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4" calcext:value-type="float">
            <text:p>235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513" calcext:value-type="float">
            <text:p>513</text:p>
          </table:table-cell>
          <table:table-cell office:value-type="float" office:value="1841" calcext:value-type="float">
            <text:p>18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072" calcext:value-type="float">
            <text:p>207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float" office:value="1660" calcext:value-type="float">
            <text:p>1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451" calcext:value-type="float">
            <text:p>4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381" calcext:value-type="float">
            <text:p>7381</text:p>
          </table:table-cell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 office:value-type="float" office:value="5382" calcext:value-type="float">
            <text:p>53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58" calcext:value-type="float">
            <text:p>5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39" calcext:value-type="float">
            <text:p>53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11" calcext:value-type="float">
            <text:p>5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769" calcext:value-type="float">
            <text:p>1769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1318" calcext:value-type="float">
            <text:p>1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223" calcext:value-type="float">
            <text:p>12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973" calcext:value-type="float">
            <text:p>9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47" calcext:value-type="float">
            <text:p>244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496" calcext:value-type="float">
            <text:p>496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5409" calcext:value-type="float">
            <text:p>5409</text:p>
          </table:table-cell>
          <table:table-cell office:value-type="float" office:value="498" calcext:value-type="float">
            <text:p>498</text:p>
          </table:table-cell>
          <table:table-cell table:number-columns-repeated="2"/>
          <table:table-cell office:value-type="float" office:value="1164" calcext:value-type="float">
            <text:p>1164</text:p>
          </table:table-cell>
          <table:table-cell office:value-type="float" office:value="4245" calcext:value-type="float">
            <text:p>42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67060" calcext:value-type="float">
            <text:p>67060</text:p>
          </table:table-cell>
          <table:table-cell office:value-type="float" office:value="1060" calcext:value-type="float">
            <text:p>1060</text:p>
          </table:table-cell>
          <table:table-cell table:number-columns-repeated="2"/>
          <table:table-cell office:value-type="float" office:value="20499" calcext:value-type="float">
            <text:p>20499</text:p>
          </table:table-cell>
          <table:table-cell office:value-type="float" office:value="46561" calcext:value-type="float">
            <text:p>46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085" calcext:value-type="float">
            <text:p>308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1967" calcext:value-type="float">
            <text:p>1967</text:p>
          </table:table-cell>
          <table:table-cell office:value-type="float" office:value="1118" calcext:value-type="float">
            <text:p>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197" calcext:value-type="float">
            <text:p>1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28" calcext:value-type="float">
            <text:p>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6" calcext:value-type="float">
            <text:p>1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3335" calcext:value-type="float">
            <text:p>3335</text:p>
          </table:table-cell>
          <table:table-cell office:value-type="float" office:value="384" calcext:value-type="float">
            <text:p>384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float" office:value="2902" calcext:value-type="float">
            <text:p>29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4" calcext:value-type="float">
            <text:p>2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822" calcext:value-type="float">
            <text:p>8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587" calcext:value-type="float">
            <text:p>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2" calcext:value-type="float">
            <text:p>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702" calcext:value-type="float">
            <text:p>70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2371" calcext:value-type="float">
            <text:p>2371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1924" calcext:value-type="float">
            <text:p>1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0" calcext:value-type="date">
            <text:p>2020-05-20</text:p>
          </table:table-cell>
          <table:table-cell table:formula="of:=SUM([.E1529:.E1553])" office:value-type="float" office:value="104020" calcext:value-type="float">
            <text:p>104020</text:p>
          </table:table-cell>
          <table:table-cell table:formula="of:=SUM([.F1529:.F1553])" office:value-type="float" office:value="3024" calcext:value-type="float">
            <text:p>3024</text:p>
          </table:table-cell>
          <table:table-cell office:value-type="float" office:value="41968" calcext:value-type="float">
            <text:p>41968</text:p>
          </table:table-cell>
          <table:table-cell office:value-type="float" office:value="611403" calcext:value-type="float">
            <text:p>611403</text:p>
          </table:table-cell>
          <table:table-cell table:formula="of:=SUM([.I1529:.I1553])" office:value-type="float" office:value="29690" calcext:value-type="float">
            <text:p>29690</text:p>
          </table:table-cell>
          <table:table-cell table:formula="of:=SUM([.J1529:.J1553])" office:value-type="float" office:value="74330" calcext:value-type="float">
            <text:p>74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71" calcext:value-type="float">
            <text:p>37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66" calcext:value-type="float">
            <text:p>2466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1951" calcext:value-type="float">
            <text:p>19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176" calcext:value-type="float">
            <text:p>217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746" calcext:value-type="float">
            <text:p>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55" calcext:value-type="float">
            <text:p>4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28" calcext:value-type="float">
            <text:p>3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685" calcext:value-type="float">
            <text:p>768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33" calcext:value-type="float">
            <text:p>2033</text:p>
          </table:table-cell>
          <table:table-cell office:value-type="float" office:value="5652" calcext:value-type="float">
            <text:p>5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27" calcext:value-type="float">
            <text:p>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905" calcext:value-type="float">
            <text:p>1905</text:p>
          </table:table-cell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1430" calcext:value-type="float">
            <text:p>1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289" calcext:value-type="float">
            <text:p>12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1039" calcext:value-type="float">
            <text:p>10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2" calcext:value-type="float">
            <text:p>254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36" calcext:value-type="float">
            <text:p>536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5581" calcext:value-type="float">
            <text:p>558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189" calcext:value-type="float">
            <text:p>1189</text:p>
          </table:table-cell>
          <table:table-cell office:value-type="float" office:value="4392" calcext:value-type="float">
            <text:p>4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0155" calcext:value-type="float">
            <text:p>70155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office:value-type="float" office:value="20922" calcext:value-type="float">
            <text:p>20922</text:p>
          </table:table-cell>
          <table:table-cell office:value-type="float" office:value="49233" calcext:value-type="float">
            <text:p>49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166" calcext:value-type="float">
            <text:p>3166</text:p>
          </table:table-cell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022" calcext:value-type="float">
            <text:p>2022</text:p>
          </table:table-cell>
          <table:table-cell office:value-type="float" office:value="1144" calcext:value-type="float">
            <text:p>11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65" calcext:value-type="float">
            <text:p>26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63" calcext:value-type="float">
            <text:p>2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3496" calcext:value-type="float">
            <text:p>3496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office:value-type="float" office:value="3057" calcext:value-type="float">
            <text:p>30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857" calcext:value-type="float">
            <text:p>85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615" calcext:value-type="float">
            <text:p>6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54" calcext:value-type="float">
            <text:p>25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24" calcext:value-type="float">
            <text:p>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722" calcext:value-type="float">
            <text:p>72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47" calcext:value-type="float">
            <text:p>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2478" calcext:value-type="float">
            <text:p>2478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029" calcext:value-type="float">
            <text:p>2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1" calcext:value-type="date">
            <text:p>2020-05-21</text:p>
          </table:table-cell>
          <table:table-cell table:formula="of:=SUM([.E1555:.E1579])" office:value-type="float" office:value="108769" calcext:value-type="float">
            <text:p>108769</text:p>
          </table:table-cell>
          <table:table-cell table:formula="of:=SUM([.F1555:.F1579])" office:value-type="float" office:value="3148" calcext:value-type="float">
            <text:p>3148</text:p>
          </table:table-cell>
          <table:table-cell office:value-type="float" office:value="43587" calcext:value-type="float">
            <text:p>43587</text:p>
          </table:table-cell>
          <table:table-cell office:value-type="float" office:value="627731" calcext:value-type="float">
            <text:p>627731</text:p>
          </table:table-cell>
          <table:table-cell table:formula="of:=SUM([.I1555:.I1579])" office:value-type="float" office:value="30351" calcext:value-type="float">
            <text:p>30351</text:p>
          </table:table-cell>
          <table:table-cell table:formula="of:=SUM([.J1555:.J1579])" office:value-type="float" office:value="78418" calcext:value-type="float">
            <text:p>78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99" calcext:value-type="float">
            <text:p>39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03" calcext:value-type="float">
            <text:p>3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557" calcext:value-type="float">
            <text:p>2557</text:p>
          </table:table-cell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2042" calcext:value-type="float">
            <text:p>20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297" calcext:value-type="float">
            <text:p>229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office:value-type="float" office:value="1852" calcext:value-type="float">
            <text:p>18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67" calcext:value-type="float">
            <text:p>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846" calcext:value-type="float">
            <text:p>784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83" calcext:value-type="float">
            <text:p>2083</text:p>
          </table:table-cell>
          <table:table-cell office:value-type="float" office:value="5763" calcext:value-type="float">
            <text:p>5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64" calcext:value-type="float">
            <text:p>6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2" calcext:value-type="float">
            <text:p>2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607" calcext:value-type="float">
            <text:p>6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79" calcext:value-type="float">
            <text:p>5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941" calcext:value-type="float">
            <text:p>1941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488" calcext:value-type="float">
            <text:p>488</text:p>
          </table:table-cell>
          <table:table-cell office:value-type="float" office:value="1453" calcext:value-type="float">
            <text:p>14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336" calcext:value-type="float">
            <text:p>133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084" calcext:value-type="float">
            <text:p>10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82" calcext:value-type="float">
            <text:p>2682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109" calcext:value-type="float">
            <text:p>21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5690" calcext:value-type="float">
            <text:p>5690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466" calcext:value-type="float">
            <text:p>4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1719" calcext:value-type="float">
            <text:p>71719</text:p>
          </table:table-cell>
          <table:table-cell office:value-type="float" office:value="1164" calcext:value-type="float">
            <text:p>1164</text:p>
          </table:table-cell>
          <table:table-cell table:number-columns-repeated="2"/>
          <table:table-cell office:value-type="float" office:value="21200" calcext:value-type="float">
            <text:p>21200</text:p>
          </table:table-cell>
          <table:table-cell office:value-type="float" office:value="50519" calcext:value-type="float">
            <text:p>50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201" calcext:value-type="float">
            <text:p>3201</text:p>
          </table:table-cell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2035" calcext:value-type="float">
            <text:p>2035</text:p>
          </table:table-cell>
          <table:table-cell office:value-type="float" office:value="1166" calcext:value-type="float">
            <text:p>11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08" calcext:value-type="float">
            <text:p>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6" calcext:value-type="float">
            <text:p>27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3621" calcext:value-type="float">
            <text:p>3621</text:p>
          </table:table-cell>
          <table:table-cell office:value-type="float" office:value="409" calcext:value-type="float">
            <text:p>409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174" calcext:value-type="float">
            <text:p>31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79" calcext:value-type="float">
            <text:p>27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9" calcext:value-type="float">
            <text:p>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727" calcext:value-type="float">
            <text:p>727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652" calcext:value-type="float">
            <text:p>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2652" calcext:value-type="float">
            <text:p>2652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203" calcext:value-type="float">
            <text:p>2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2" calcext:value-type="date">
            <text:p>2020-05-22</text:p>
          </table:table-cell>
          <table:table-cell table:formula="of:=SUM([.E1581:.E1605])" office:value-type="float" office:value="111698" calcext:value-type="float">
            <text:p>111698</text:p>
          </table:table-cell>
          <table:table-cell table:formula="of:=SUM([.F1581:.F1605])" office:value-type="float" office:value="3244" calcext:value-type="float">
            <text:p>3244</text:p>
          </table:table-cell>
          <table:table-cell office:value-type="float" office:value="44848" calcext:value-type="float">
            <text:p>44848</text:p>
          </table:table-cell>
          <table:table-cell office:value-type="float" office:value="638828" calcext:value-type="float">
            <text:p>638828</text:p>
          </table:table-cell>
          <table:table-cell table:formula="of:=SUM([.I1581:.I1605])" office:value-type="float" office:value="30823" calcext:value-type="float">
            <text:p>30823</text:p>
          </table:table-cell>
          <table:table-cell table:formula="of:=SUM([.J1581:.J1605])" office:value-type="float" office:value="80875" calcext:value-type="float">
            <text:p>808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37" calcext:value-type="float">
            <text:p>43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24" calcext:value-type="float">
            <text:p>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22" calcext:value-type="float">
            <text:p>2722</text:p>
          </table:table-cell>
          <table:table-cell office:value-type="float" office:value="208" calcext:value-type="float">
            <text:p>208</text:p>
          </table:table-cell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2178" calcext:value-type="float">
            <text:p>2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373" calcext:value-type="float">
            <text:p>237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868" calcext:value-type="float">
            <text:p>1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268" calcext:value-type="float">
            <text:p>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20" calcext:value-type="float">
            <text:p>5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62" calcext:value-type="float">
            <text:p>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8125" calcext:value-type="float">
            <text:p>8125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6029" calcext:value-type="float">
            <text:p>60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93" calcext:value-type="float">
            <text:p>7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691" calcext:value-type="float">
            <text:p>6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629" calcext:value-type="float">
            <text:p>62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82" calcext:value-type="float">
            <text:p>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863" calcext:value-type="float">
            <text:p>186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float" office:value="1360" calcext:value-type="float">
            <text:p>1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375" calcext:value-type="float">
            <text:p>137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1107" calcext:value-type="float">
            <text:p>11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93" calcext:value-type="float">
            <text:p>279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573" calcext:value-type="float">
            <text:p>573</text:p>
          </table:table-cell>
          <table:table-cell office:value-type="float" office:value="2220" calcext:value-type="float">
            <text:p>22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5836" calcext:value-type="float">
            <text:p>5836</text:p>
          </table:table-cell>
          <table:table-cell office:value-type="float" office:value="542" calcext:value-type="float">
            <text:p>542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float" office:value="4612" calcext:value-type="float">
            <text:p>4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74037" calcext:value-type="float">
            <text:p>74037</text:p>
          </table:table-cell>
          <table:table-cell office:value-type="float" office:value="1208" calcext:value-type="float">
            <text:p>1208</text:p>
          </table:table-cell>
          <table:table-cell table:number-columns-repeated="2"/>
          <table:table-cell office:value-type="float" office:value="21396" calcext:value-type="float">
            <text:p>21396</text:p>
          </table:table-cell>
          <table:table-cell office:value-type="float" office:value="52641" calcext:value-type="float">
            <text:p>52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293" calcext:value-type="float">
            <text:p>3293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office:value-type="float" office:value="2046" calcext:value-type="float">
            <text:p>2046</text:p>
          </table:table-cell>
          <table:table-cell office:value-type="float" office:value="1247" calcext:value-type="float">
            <text:p>12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33" calcext:value-type="float">
            <text:p>2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38" calcext:value-type="float">
            <text:p>3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88" calcext:value-type="float">
            <text:p>28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51" calcext:value-type="float">
            <text:p>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3812" calcext:value-type="float">
            <text:p>3812</text:p>
          </table:table-cell>
          <table:table-cell office:value-type="float" office:value="426" calcext:value-type="float">
            <text:p>426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office:value-type="float" office:value="3365" calcext:value-type="float">
            <text:p>33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938" calcext:value-type="float">
            <text:p>93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693" calcext:value-type="float">
            <text:p>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032" calcext:value-type="float">
            <text:p>1032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2775" calcext:value-type="float">
            <text:p>2775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2321" calcext:value-type="float">
            <text:p>2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3" calcext:value-type="date">
            <text:p>2020-05-23</text:p>
          </table:table-cell>
          <table:table-cell table:formula="of:=SUM([.E1607:.E1631])" office:value-type="float" office:value="115754" calcext:value-type="float">
            <text:p>115754</text:p>
          </table:table-cell>
          <table:table-cell table:formula="of:=SUM([.F1607:.F1631])" office:value-type="float" office:value="3373" calcext:value-type="float">
            <text:p>3373</text:p>
          </table:table-cell>
          <table:table-cell office:value-type="float" office:value="47915" calcext:value-type="float">
            <text:p>47915</text:p>
          </table:table-cell>
          <table:table-cell office:value-type="float" office:value="672587" calcext:value-type="float">
            <text:p>672587</text:p>
          </table:table-cell>
          <table:table-cell table:formula="of:=SUM([.I1607:.I1631])" office:value-type="float" office:value="31347" calcext:value-type="float">
            <text:p>31347</text:p>
          </table:table-cell>
          <table:table-cell table:formula="of:=SUM([.J1607:.J1631])" office:value-type="float" office:value="84407" calcext:value-type="float">
            <text:p>844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51" calcext:value-type="float">
            <text:p>45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37" calcext:value-type="float">
            <text:p>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832" calcext:value-type="float">
            <text:p>283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66" calcext:value-type="float">
            <text:p>56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01" calcext:value-type="float">
            <text:p>250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69" calcext:value-type="float">
            <text:p>469</text:p>
          </table:table-cell>
          <table:table-cell office:value-type="float" office:value="2032" calcext:value-type="float">
            <text:p>20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291" calcext:value-type="float">
            <text:p>2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557" calcext:value-type="float">
            <text:p>5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394" calcext:value-type="float">
            <text:p>3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58" calcext:value-type="float">
            <text:p>8558</text:p>
          </table:table-cell>
          <table:table-cell office:value-type="float" office:value="194" calcext:value-type="float">
            <text:p>194</text:p>
          </table:table-cell>
          <table:table-cell table:number-columns-repeated="2"/>
          <table:table-cell office:value-type="float" office:value="2126" calcext:value-type="float">
            <text:p>2126</text:p>
          </table:table-cell>
          <table:table-cell office:value-type="float" office:value="6432" calcext:value-type="float">
            <text:p>6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51" calcext:value-type="float">
            <text:p>7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04" calcext:value-type="float">
            <text:p>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76" calcext:value-type="float">
            <text:p>67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153" calcext:value-type="float">
            <text:p>2153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1632" calcext:value-type="float">
            <text:p>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438" calcext:value-type="float">
            <text:p>143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178" calcext:value-type="float">
            <text:p>11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023" calcext:value-type="float">
            <text:p>302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399" calcext:value-type="float">
            <text:p>23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6075" calcext:value-type="float">
            <text:p>6075</text:p>
          </table:table-cell>
          <table:table-cell office:value-type="float" office:value="566" calcext:value-type="float">
            <text:p>566</text:p>
          </table:table-cell>
          <table:table-cell table:number-columns-repeated="2"/>
          <table:table-cell office:value-type="float" office:value="1227" calcext:value-type="float">
            <text:p>1227</text:p>
          </table:table-cell>
          <table:table-cell office:value-type="float" office:value="4848" calcext:value-type="float">
            <text:p>48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75716" calcext:value-type="float">
            <text:p>75716</text:p>
          </table:table-cell>
          <table:table-cell office:value-type="float" office:value="1235" calcext:value-type="float">
            <text:p>1235</text:p>
          </table:table-cell>
          <table:table-cell table:number-columns-repeated="2"/>
          <table:table-cell office:value-type="float" office:value="22092" calcext:value-type="float">
            <text:p>22092</text:p>
          </table:table-cell>
          <table:table-cell office:value-type="float" office:value="53624" calcext:value-type="float">
            <text:p>53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91" calcext:value-type="float">
            <text:p>3391</text:p>
          </table:table-cell>
          <table:table-cell office:value-type="float" office:value="276" calcext:value-type="float">
            <text:p>276</text:p>
          </table:table-cell>
          <table:table-cell table:number-columns-repeated="2"/>
          <table:table-cell office:value-type="float" office:value="2051" calcext:value-type="float">
            <text:p>2051</text:p>
          </table:table-cell>
          <table:table-cell office:value-type="float" office:value="1340" calcext:value-type="float">
            <text:p>13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335" calcext:value-type="float">
            <text:p>33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8" calcext:value-type="float">
            <text:p>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4219" calcext:value-type="float">
            <text:p>4219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office:value-type="float" office:value="3768" calcext:value-type="float">
            <text:p>37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57" calcext:value-type="float">
            <text:p>25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2" calcext:value-type="float">
            <text:p>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957" calcext:value-type="float">
            <text:p>95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12" calcext:value-type="float">
            <text:p>7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032" calcext:value-type="float">
            <text:p>1032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869" calcext:value-type="float">
            <text:p>8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2941" calcext:value-type="float">
            <text:p>2941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492" calcext:value-type="float">
            <text:p>24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4" calcext:value-type="date">
            <text:p>2020-05-24</text:p>
          </table:table-cell>
          <table:table-cell table:formula="of:=SUM([.E1633:.E1657])" office:value-type="float" office:value="119959" calcext:value-type="float">
            <text:p>119959</text:p>
          </table:table-cell>
          <table:table-cell table:formula="of:=SUM([.F1633:.F1657])" office:value-type="float" office:value="3456" calcext:value-type="float">
            <text:p>3456</text:p>
          </table:table-cell>
          <table:table-cell office:value-type="float" office:value="49795" calcext:value-type="float">
            <text:p>49795</text:p>
          </table:table-cell>
          <table:table-cell office:value-type="float" office:value="701008" calcext:value-type="float">
            <text:p>701008</text:p>
          </table:table-cell>
          <table:table-cell table:formula="of:=SUM([.I1633:.I1657])" office:value-type="float" office:value="32127" calcext:value-type="float">
            <text:p>32127</text:p>
          </table:table-cell>
          <table:table-cell table:formula="of:=SUM([.J1633:.J1657])" office:value-type="float" office:value="87832" calcext:value-type="float">
            <text:p>87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460" calcext:value-type="float">
            <text:p>46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45" calcext:value-type="float">
            <text:p>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842" calcext:value-type="float">
            <text:p>2842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266" calcext:value-type="float">
            <text:p>2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3" calcext:value-type="float">
            <text:p>26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91" calcext:value-type="float">
            <text:p>491</text:p>
          </table:table-cell>
          <table:table-cell office:value-type="float" office:value="2142" calcext:value-type="float">
            <text:p>2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71" calcext:value-type="float">
            <text:p>57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91" calcext:value-type="float">
            <text:p>5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422" calcext:value-type="float">
            <text:p>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726" calcext:value-type="float">
            <text:p>8726</text:p>
          </table:table-cell>
          <table:table-cell office:value-type="float" office:value="248" calcext:value-type="float">
            <text:p>248</text:p>
          </table:table-cell>
          <table:table-cell table:number-columns-repeated="2"/>
          <table:table-cell office:value-type="float" office:value="2212" calcext:value-type="float">
            <text:p>2212</text:p>
          </table:table-cell>
          <table:table-cell office:value-type="float" office:value="6514" calcext:value-type="float">
            <text:p>65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854" calcext:value-type="float">
            <text:p>8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748" calcext:value-type="float">
            <text:p>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92" calcext:value-type="float">
            <text:p>69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57" calcext:value-type="float">
            <text:p>6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119" calcext:value-type="float">
            <text:p>2119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533" calcext:value-type="float">
            <text:p>533</text:p>
          </table:table-cell>
          <table:table-cell office:value-type="float" office:value="1586" calcext:value-type="float">
            <text:p>1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470" calcext:value-type="float">
            <text:p>14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office:value-type="float" office:value="1210" calcext:value-type="float">
            <text:p>1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78" calcext:value-type="float">
            <text:p>3178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673" calcext:value-type="float">
            <text:p>673</text:p>
          </table:table-cell>
          <table:table-cell office:value-type="float" office:value="2505" calcext:value-type="float">
            <text:p>25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6217" calcext:value-type="float">
            <text:p>6217</text:p>
          </table:table-cell>
          <table:table-cell office:value-type="float" office:value="565" calcext:value-type="float">
            <text:p>565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4909" calcext:value-type="float">
            <text:p>49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77486" calcext:value-type="float">
            <text:p>77486</text:p>
          </table:table-cell>
          <table:table-cell office:value-type="float" office:value="1313" calcext:value-type="float">
            <text:p>1313</text:p>
          </table:table-cell>
          <table:table-cell table:number-columns-repeated="2"/>
          <table:table-cell office:value-type="float" office:value="22701" calcext:value-type="float">
            <text:p>22701</text:p>
          </table:table-cell>
          <table:table-cell office:value-type="float" office:value="54785" calcext:value-type="float">
            <text:p>547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24" calcext:value-type="float">
            <text:p>3524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2166" calcext:value-type="float">
            <text:p>2166</text:p>
          </table:table-cell>
          <table:table-cell office:value-type="float" office:value="1358" calcext:value-type="float">
            <text:p>13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243" calcext:value-type="float">
            <text:p>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50" calcext:value-type="float">
            <text:p>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5457" calcext:value-type="float">
            <text:p>5457</text:p>
          </table:table-cell>
          <table:table-cell office:value-type="float" office:value="429" calcext:value-type="float">
            <text:p>429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float" office:value="5002" calcext:value-type="float">
            <text:p>5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8" calcext:value-type="float">
            <text:p>2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980" calcext:value-type="float">
            <text:p>98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float" office:value="735" calcext:value-type="float">
            <text:p>7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325" calcext:value-type="float">
            <text:p>32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074" calcext:value-type="float">
            <text:p>1074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2959" calcext:value-type="float">
            <text:p>2959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float" office:value="2510" calcext:value-type="float">
            <text:p>2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25" calcext:value-type="date">
            <text:p>2020-05-25</text:p>
          </table:table-cell>
          <table:table-cell table:formula="of:=SUM([.E1659:.E1683])" office:value-type="float" office:value="123979" calcext:value-type="float">
            <text:p>123979</text:p>
          </table:table-cell>
          <table:table-cell table:formula="of:=SUM([.F1659:.F1683])" office:value-type="float" office:value="3629" calcext:value-type="float">
            <text:p>3629</text:p>
          </table:table-cell>
          <table:table-cell office:value-type="float" office:value="50949" calcext:value-type="float">
            <text:p>50949</text:p>
          </table:table-cell>
          <table:table-cell office:value-type="float" office:value="716943" calcext:value-type="float">
            <text:p>716943</text:p>
          </table:table-cell>
          <table:table-cell table:formula="of:=SUM([.I1659:.I1683])" office:value-type="float" office:value="33136" calcext:value-type="float">
            <text:p>33136</text:p>
          </table:table-cell>
          <table:table-cell table:formula="of:=SUM([.J1659:.J1683])" office:value-type="float" office:value="90843" calcext:value-type="float">
            <text:p>90843</text:p>
          </table:table-cell>
          <table:table-cell table:number-columns-repeated="9"/>
        </table:table-row>
        <table:table-row table:style-name="ro1" table:number-rows-repeated="104689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A1:peru.K16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18:16:36.078004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25T18:21:53.173841756</dc:date>
    <dc:creator>Jesus Castagnetto</dc:creator>
    <meta:editing-duration>PT18H11M31S</meta:editing-duration>
    <meta:editing-cycles>123</meta:editing-cycles>
    <meta:generator>LibreOffice/6.4.3.2$Linux_X86_64 LibreOffice_project/40$Build-2</meta:generator>
    <meta:document-statistic meta:table-count="1" meta:cell-count="11959" meta:object-count="0"/>
  </office:meta>
</office:document-meta>
</file>